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kaoPGothic" svg:font-family="TakaoPGothic"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re1" style:master-page-name="MP0" style:family="paragraph">
      <style:paragraph-properties fo:break-before="page"/>
      <style:text-properties fo:language="fr" fo:country="CA"/>
    </style:style>
    <style:style style:name="P2" style:parent-style-name="Standard" style:family="paragraph">
      <style:text-properties style:font-name-asian="Liberation Sans" fo:font-size="13.5pt" style:font-size-asian="13.5pt" style:font-size-complex="13.5pt" fo:language="fr" fo:country="CA"/>
    </style:style>
    <style:style style:name="P3" style:parent-style-name="Standard" style:family="paragraph">
      <style:paragraph-properties fo:line-height="200%"/>
    </style:style>
    <style:style style:name="T4" style:parent-style-name="Policepardéfaut" style:family="text">
      <style:text-properties style:font-name="Arial" style:font-name-asian="Liberation Sans" fo:color="#000000" fo:language="fr" fo:country="CA"/>
    </style:style>
    <style:style style:name="T5" style:parent-style-name="Policepardéfaut" style:family="text">
      <style:text-properties style:font-name="Arial" style:font-name-asian="Liberation Sans" fo:color="#000000" fo:language="fr" fo:country="CA"/>
    </style:style>
    <style:style style:name="T6" style:parent-style-name="Policepardéfaut" style:family="text">
      <style:text-properties style:font-name="Arial" style:font-name-asian="Liberation Sans" fo:color="#000000" fo:language="fr" fo:country="CA"/>
    </style:style>
    <style:style style:name="T7" style:parent-style-name="Policepardéfaut" style:family="text">
      <style:text-properties style:font-name="Arial" style:font-name-asian="Liberation Sans" fo:color="#000000" fo:language="fr" fo:country="CA"/>
    </style:style>
    <style:style style:name="T8" style:parent-style-name="Policepardéfaut" style:family="text">
      <style:text-properties style:font-name="Arial" style:font-name-asian="Liberation Sans" fo:color="#000000" fo:language="fr" fo:country="CA"/>
    </style:style>
    <style:style style:name="T9" style:parent-style-name="Policepardéfaut" style:family="text">
      <style:text-properties style:font-name="Arial" style:font-name-asian="Liberation Sans" fo:color="#000000" fo:language="fr" fo:country="CA"/>
    </style:style>
    <style:style style:name="T10" style:parent-style-name="Policepardéfaut" style:family="text">
      <style:text-properties style:font-name="Arial" style:font-name-asian="Liberation Sans" fo:color="#000000" fo:language="fr" fo:country="CA"/>
    </style:style>
    <style:style style:name="T11" style:parent-style-name="Policepardéfaut" style:family="text">
      <style:text-properties style:font-name="Arial" style:font-name-asian="Liberation Sans" fo:color="#000000" fo:language="fr" fo:country="CA"/>
    </style:style>
  </office:automatic-styles>
  <office:body>
    <office:text text:use-soft-page-breaks="true">
      <text:h text:style-name="P1" text:outline-level="1">Conclusion</text:h>
      <text:p text:style-name="P2"/>
      <text:p text:style-name="P3"><text:span text:style-name="T4">Les différents bureaux de Windows sont moins performants en raison de tous les processus derrières les bureaux. Depuis les bureaux de Windows Vista, la version Aero avec<text:s/></text:span><text:span text:style-name="T5">le fond d’écran qui change, la transparence et la rotation 3D des fenêtres ouvertes utilisent beaucoup de ressource système. Tandis que Linux est beaucoup plus performant en raison de moins d’effet 3D. Il n’y a pas de fond d’écran qui change et si certaine</text:span><text:span text:style-name="T6">s librairies peuvent faire changer le fond d’écran, ces librairies sont moins lourdes pour le système. Pour ce qui est de l’ergonomie, Windows l’est beaucoup plus que Linux, car il est plus adapté pour des débutants. Il est plus facile de se retrouver sur<text:s/></text:span><text:span text:style-name="T7">Windows grâce au nombre de clic avant de se rendre dans une application. Tandis que Linux il se peut que vous vous perdiez un peu si vous êtes débutant. Certaines personnes qui sont plus avancé avec les ordinateurs préféreront Linux pour pouvoir modifier l</text:span><text:span text:style-name="T8">'apparence<text:s/></text:span><text:span text:style-name="T9">du bureau</text:span><text:span text:style-name="T10"><text:s/>comme bon leur semble. Il suffit de quelqu'un qui se connaît en programmation qui va pouvoir modifier les librairies pour son propre besoin.</text:span><text:span text:style-name="T11"><text:s/>On sait maintenant que Linux est un logiciel libre et que Windows est un logiciel fermé, mais si Windows devenait un logiciel libre, est-ce qu’il serait plus facile de pouvoir modifier. Si Windows pourrait être modifiable est-ce qu’il pourrait être au même niveau que Linux?<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kaoPGothic" svg:font-family="TakaoPGothic"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akaoPGothi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language="fr" fo:country="CA"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itationCar" style:display-name="Citation Car" style:family="text" style:parent-style-name="Policepardéfaut">
      <style:text-properties fo:font-style="italic" style:font-style-asian="italic" style:font-style-complex="italic"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éro</meta:initial-creator>
    <dc:creator>véro</dc:creator>
    <meta:creation-date>2013-03-12T23:08:00Z</meta:creation-date>
    <dc:date>2013-03-27T00:04:00Z</dc:date>
    <meta:template xlink:href="Normal" xlink:type="simple"/>
    <meta:editing-cycles>1</meta:editing-cycles>
    <meta:editing-duration>PT29220S</meta:editing-duration>
    <meta:document-statistic meta:page-count="1" meta:paragraph-count="2" meta:word-count="213" meta:character-count="1386" meta:row-count="9" meta:non-whitespace-character-count="1175"/>
  </office:meta>
</office:document-meta>
</file>